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Raleway" svg:font-family="Raleway"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aleway1" svg:font-family="Raleway"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fo:color="#434343" style:font-name="Raleway" fo:font-size="12pt" style:font-name-asian="Raleway1" style:font-size-asian="12pt" style:font-name-complex="Raleway1" style:font-size-complex="12pt"/>
    </style:style>
    <style:style style:name="P3" style:family="paragraph" style:parent-style-name="Standard">
      <style:paragraph-properties fo:margin-top="0in" fo:margin-bottom="0in" loext:contextual-spacing="false" fo:line-height="100%" fo:text-align="center" style:justify-single-word="false"/>
      <style:text-properties style:font-name="Raleway" fo:font-size="12pt" style:font-name-asian="Raleway1" style:font-size-asian="12pt" style:font-name-complex="Raleway1" style:font-size-complex="12pt"/>
    </style:style>
    <style:style style:name="P4" style:family="paragraph" style:parent-style-name="Standard">
      <style:paragraph-properties fo:margin-top="0in" fo:margin-bottom="0in" loext:contextual-spacing="false" fo:line-height="100%" fo:text-align="start" style:justify-single-word="false"/>
      <style:text-properties style:font-name="Raleway" fo:font-size="12pt" style:font-name-asian="Raleway1" style:font-size-asian="12pt" style:font-name-complex="Raleway1" style:font-size-complex="12pt"/>
    </style:style>
    <style:style style:name="P5" style:family="paragraph" style:parent-style-name="Standard">
      <style:paragraph-properties fo:margin-top="0in" fo:margin-bottom="0in" loext:contextual-spacing="false" fo:line-height="100%" fo:text-align="center" style:justify-single-word="false"/>
      <style:text-properties style:font-name="Raleway" fo:font-size="12pt" fo:font-weight="bold" style:font-name-asian="Raleway1" style:font-size-asian="12pt" style:font-weight-asian="bold" style:font-name-complex="Raleway1" style:font-size-complex="12pt"/>
    </style:style>
    <style:style style:name="P6" style:family="paragraph" style:parent-style-name="Standard">
      <style:paragraph-properties fo:margin-top="0in" fo:margin-bottom="0in" loext:contextual-spacing="false" fo:line-height="100%" fo:text-align="center" style:justify-single-word="false"/>
      <style:text-properties fo:color="#494949" style:font-name="Raleway" fo:font-size="12pt" style:font-name-asian="Raleway1" style:font-size-asian="12pt" style:font-name-complex="Raleway1" style:font-size-complex="12pt"/>
    </style:style>
    <style:style style:name="P7" style:family="paragraph" style:parent-style-name="Standard">
      <style:paragraph-properties fo:margin-top="0in" fo:margin-bottom="0.111in" loext:contextual-spacing="false" fo:line-height="100%" fo:text-align="center" style:justify-single-word="false"/>
    </style:style>
    <style:style style:name="P8" style:family="paragraph" style:parent-style-name="Standard">
      <style:paragraph-properties fo:margin-left="0.1528in" fo:margin-right="0.1528in" fo:margin-top="0in" fo:margin-bottom="0.4307in" loext:contextual-spacing="false" fo:line-height="100%" fo:text-align="center" style:justify-single-word="false" fo:text-indent="0in" style:auto-text-indent="false"/>
    </style:style>
    <style:style style:name="P9" style:family="paragraph" style:parent-style-name="Standard">
      <style:paragraph-properties fo:margin-left="0.1528in" fo:margin-right="0.1528in" fo:margin-top="0in" fo:margin-bottom="0.4307in" loext:contextual-spacing="false" fo:line-height="100%" fo:text-align="center" style:justify-single-word="false" fo:text-indent="0in" style:auto-text-indent="false"/>
      <style:text-properties fo:color="#434343" style:font-name="Raleway" fo:font-size="12pt" style:font-name-asian="Raleway1" style:font-size-asian="12pt" style:font-name-complex="Raleway1" style:font-size-complex="12pt"/>
    </style:style>
    <style:style style:name="P10" style:family="paragraph" style:parent-style-name="Standard">
      <style:paragraph-properties fo:margin-left="0.1528in" fo:margin-right="0.1528in" fo:margin-top="0in" fo:margin-bottom="0in" loext:contextual-spacing="false" fo:line-height="100%" fo:text-align="center" style:justify-single-word="false" fo:text-indent="0in" style:auto-text-indent="false"/>
    </style:style>
    <style:style style:name="P11" style:family="paragraph" style:parent-style-name="Standard">
      <style:paragraph-properties fo:margin-left="0.1528in" fo:margin-right="0.1528in" fo:margin-top="0in" fo:margin-bottom="0in" loext:contextual-spacing="false" fo:line-height="100%" fo:text-align="center" style:justify-single-word="false" fo:text-indent="0in" style:auto-text-indent="false"/>
      <style:text-properties fo:color="#494949" style:font-name="Raleway" fo:font-size="12pt" style:font-name-asian="Raleway1" style:font-size-asian="12pt" style:font-name-complex="Raleway1" style:font-size-complex="12pt" fo:background-color="#ffffff"/>
    </style:style>
    <style:style style:name="P12" style:family="paragraph" style:parent-style-name="Standard">
      <style:paragraph-properties fo:margin-left="1.0555in" fo:margin-right="0.528in" fo:margin-top="0in" fo:margin-bottom="0.4307in" loext:contextual-spacing="false" fo:line-height="100%" fo:text-align="center" style:justify-single-word="false" fo:text-indent="0in" style:auto-text-indent="false"/>
    </style:style>
    <style:style style:name="P13" style:family="paragraph" style:parent-style-name="Standard">
      <style:paragraph-properties fo:margin-left="1.0555in" fo:margin-right="0.528in" fo:margin-top="0in" fo:margin-bottom="0.4307in" loext:contextual-spacing="false" fo:line-height="100%" fo:text-align="center" style:justify-single-word="false" fo:text-indent="0in" style:auto-text-indent="false"/>
      <style:text-properties fo:color="#434343" style:font-name="Raleway" fo:font-size="12pt" style:font-name-asian="Raleway1" style:font-size-asian="12pt" style:font-name-complex="Raleway1" style:font-size-complex="12pt"/>
    </style:style>
    <style:style style:name="P14" style:family="paragraph" style:parent-style-name="Standard">
      <style:paragraph-properties fo:margin-left="0.528in" fo:margin-right="0in" fo:margin-top="0in" fo:margin-bottom="0.111in" loext:contextual-spacing="false" fo:line-height="100%" fo:text-align="center" style:justify-single-word="false" fo:text-indent="0in" style:auto-text-indent="false"/>
    </style:style>
    <style:style style:name="P15" style:family="paragraph" style:parent-style-name="Standard">
      <style:paragraph-properties fo:margin-left="0.528in" fo:margin-right="0in" fo:margin-top="0in" fo:margin-bottom="0.111in" loext:contextual-spacing="false" fo:line-height="100%" fo:text-align="center" style:justify-single-word="false" fo:text-indent="0in" style:auto-text-indent="false"/>
      <style:text-properties fo:color="#434343" style:font-name="Raleway" fo:font-size="12pt" style:font-name-asian="Raleway1" style:font-size-asian="12pt" style:font-name-complex="Raleway1" style:font-size-complex="12pt"/>
    </style:style>
    <style:style style:name="P16" style:family="paragraph" style:parent-style-name="Standard" style:list-style-name="WWNum6">
      <style:paragraph-properties fo:margin-left="0.5in" fo:margin-right="0in" fo:margin-top="0in" fo:margin-bottom="0in" loext:contextual-spacing="true" fo:line-height="100%" fo:text-align="center" style:justify-single-word="false" fo:text-indent="-0.25in" style:auto-text-indent="false"/>
    </style:style>
    <style:style style:name="P17" style:family="paragraph" style:parent-style-name="Standard" style:list-style-name="WWNum3">
      <style:paragraph-properties fo:margin-left="0.5in" fo:margin-right="0in" fo:margin-top="0in" fo:margin-bottom="0in" loext:contextual-spacing="true" fo:line-height="100%" fo:text-align="center" style:justify-single-word="false" fo:text-indent="-0.25in" style:auto-text-indent="false"/>
    </style:style>
    <style:style style:name="P18" style:family="paragraph" style:parent-style-name="Standard" style:list-style-name="WWNum2">
      <style:paragraph-properties fo:margin-left="0.5in" fo:margin-right="0in" fo:margin-top="0in" fo:margin-bottom="0in" loext:contextual-spacing="true" fo:line-height="100%" fo:text-align="center"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line-height="100%" fo:text-align="center" style:justify-single-word="false" fo:text-indent="-0.25in" style:auto-text-indent="false"/>
    </style:style>
    <style:style style:name="P20" style:family="paragraph" style:parent-style-name="Standard" style:list-style-name="WWNum1">
      <style:paragraph-properties fo:margin-left="0.5in" fo:margin-right="0in" fo:margin-top="0in" fo:margin-bottom="0in" loext:contextual-spacing="true" fo:line-height="100%" fo:text-align="center" style:justify-single-word="false" fo:text-indent="-0.25in" style:auto-text-indent="false"/>
    </style:style>
    <style:style style:name="P21" style:family="paragraph" style:parent-style-name="Standard">
      <style:paragraph-properties fo:margin-left="0.1665in" fo:margin-right="0.1665in" fo:margin-top="0in" fo:margin-bottom="0in" loext:contextual-spacing="false" fo:line-height="100%" fo:text-align="center" style:justify-single-word="false" fo:text-indent="0in" style:auto-text-indent="false"/>
    </style:style>
    <style:style style:name="P22" style:family="paragraph" style:parent-style-name="Standard">
      <style:paragraph-properties fo:margin-left="0.1665in" fo:margin-right="0.1665in" fo:margin-top="0in" fo:margin-bottom="0.1528in" loext:contextual-spacing="false" fo:line-height="100%" fo:text-align="center" style:justify-single-word="false" fo:text-indent="0in" style:auto-text-indent="false"/>
    </style:style>
    <style:style style:name="P23" style:family="paragraph" style:parent-style-name="Standard">
      <style:paragraph-properties fo:margin-left="0.1665in" fo:margin-right="0.1665in" fo:margin-top="0in" fo:margin-bottom="0.0555in" loext:contextual-spacing="false" fo:line-height="100%" fo:text-align="center" style:justify-single-word="false" fo:text-indent="0in" style:auto-text-indent="false"/>
    </style:style>
    <style:style style:name="P24" style:family="paragraph" style:parent-style-name="Standard">
      <style:paragraph-properties fo:margin-left="0.4862in" fo:margin-right="0.1665in" fo:margin-top="0.111in" fo:margin-bottom="0.111in" loext:contextual-spacing="false" fo:line-height="100%" fo:text-align="center" style:justify-single-word="false" fo:text-indent="0in" style:auto-text-indent="false"/>
    </style:style>
    <style:style style:name="P25" style:family="paragraph" style:parent-style-name="Standard">
      <style:paragraph-properties fo:margin-left="0.4862in" fo:margin-right="0.1665in" fo:margin-top="0.0138in" fo:margin-bottom="0.0138in" loext:contextual-spacing="false" fo:line-height="100%" fo:text-align="center" style:justify-single-word="false" fo:text-indent="0in" style:auto-text-indent="false"/>
    </style:style>
    <style:style style:name="P26" style:family="paragraph" style:parent-style-name="Standard">
      <style:paragraph-properties fo:margin-left="0.5835in" fo:margin-right="0.1665in" fo:margin-top="0in" fo:margin-bottom="0.4307in" loext:contextual-spacing="false" fo:line-height="100%" fo:text-align="center" style:justify-single-word="false" fo:text-indent="0in" style:auto-text-indent="false"/>
    </style:style>
    <style:style style:name="P27" style:family="paragraph" style:parent-style-name="Standard">
      <style:paragraph-properties fo:margin-left="0in" fo:margin-right="0.3752in" fo:margin-top="0in" fo:margin-bottom="0.0138in" loext:contextual-spacing="false" fo:line-height="100%" fo:text-align="center" style:justify-single-word="false" fo:text-indent="0in" style:auto-text-indent="false"/>
    </style:style>
    <style:style style:name="P28" style:family="paragraph" style:parent-style-name="Standard">
      <style:paragraph-properties fo:margin-left="0in" fo:margin-right="0.3752in" fo:margin-top="0.0138in" fo:margin-bottom="0.0138in" loext:contextual-spacing="false" fo:line-height="100%" fo:text-align="center" style:justify-single-word="false" fo:text-indent="0in" style:auto-text-indent="false"/>
    </style:style>
    <style:style style:name="P29" style:family="paragraph" style:parent-style-name="Standard">
      <style:paragraph-properties fo:margin-left="0in" fo:margin-right="0.1665in" fo:margin-top="0in" fo:margin-bottom="0.0138in" loext:contextual-spacing="false" fo:line-height="100%" fo:text-align="center" style:justify-single-word="false" fo:text-indent="0in" style:auto-text-indent="false"/>
    </style:style>
    <style:style style:name="P30" style:family="paragraph" style:parent-style-name="Standard">
      <style:paragraph-properties fo:margin-left="0in" fo:margin-right="0.1665in" fo:margin-top="0.0138in" fo:margin-bottom="0.0138in" loext:contextual-spacing="false" fo:line-height="100%" fo:text-align="center" style:justify-single-word="false" fo:text-indent="0in" style:auto-text-indent="false"/>
    </style:style>
    <style:style style:name="P31" style:family="paragraph" style:parent-style-name="Standard">
      <style:paragraph-properties fo:margin-left="0in" fo:margin-right="0.1665in" fo:margin-top="0.0138in" fo:margin-bottom="0.0138in" loext:contextual-spacing="false" fo:line-height="100%" fo:text-align="center" style:justify-single-word="false" fo:text-indent="0in" style:auto-text-indent="false"/>
      <style:text-properties fo:color="#494949" style:font-name="Raleway" fo:font-size="12pt" style:font-name-asian="Raleway1" style:font-size-asian="12pt" style:font-name-complex="Raleway1" style:font-size-complex="12pt" fo:background-color="#ffffff"/>
    </style:style>
    <style:style style:name="P32" style:family="paragraph" style:parent-style-name="Standard">
      <style:paragraph-properties fo:margin-left="0.2917in" fo:margin-right="0.1665in" fo:margin-top="0in" fo:margin-bottom="0.111in" loext:contextual-spacing="false" fo:line-height="100%" fo:text-align="center" style:justify-single-word="false" fo:text-indent="0in" style:auto-text-indent="false"/>
    </style:style>
    <style:style style:name="P33" style:family="paragraph" style:parent-style-name="Standard">
      <style:paragraph-properties fo:margin-left="0.2917in" fo:margin-right="0.1665in" fo:margin-top="0.1945in" fo:margin-bottom="0.111in" loext:contextual-spacing="false" fo:line-height="100%" fo:text-align="center" style:justify-single-word="false" fo:text-indent="0in" style:auto-text-indent="false"/>
    </style:style>
    <style:style style:name="P34" style:family="paragraph" style:parent-style-name="Standard">
      <style:paragraph-properties fo:margin-left="0.2917in" fo:margin-right="0.1665in" fo:margin-top="0.1945in" fo:margin-bottom="0in" loext:contextual-spacing="false" fo:line-height="100%" fo:text-align="center" style:justify-single-word="false" fo:text-indent="0in" style:auto-text-indent="false"/>
    </style:style>
    <style:style style:name="P35" style:family="paragraph" style:parent-style-name="Standard" style:list-style-name="WWNum4">
      <style:paragraph-properties fo:margin-left="0.4445in" fo:margin-right="0.111in" fo:margin-top="0in" fo:margin-bottom="0.111in" loext:contextual-spacing="true" fo:line-height="100%" fo:text-align="center" style:justify-single-word="false" fo:text-indent="-0.25in" style:auto-text-indent="false"/>
    </style:style>
    <style:style style:name="P36" style:family="paragraph" style:parent-style-name="Standard" style:list-style-name="WWNum4">
      <style:paragraph-properties fo:margin-left="1.222in" fo:margin-right="0.111in" fo:margin-top="0in" fo:margin-bottom="0.111in" loext:contextual-spacing="true" fo:line-height="100%" fo:text-align="center" style:justify-single-word="false" fo:text-indent="-0.25in" style:auto-text-indent="false"/>
    </style:style>
    <style:style style:name="P37" style:family="paragraph" style:parent-style-name="Standard">
      <style:paragraph-properties fo:margin-top="0in" fo:margin-bottom="0.4307in" loext:contextual-spacing="false" fo:line-height="100%" fo:text-align="center" style:justify-single-word="false"/>
      <style:text-properties fo:color="#434343" style:font-name="Raleway" fo:font-size="12pt" style:font-name-asian="Raleway1" style:font-size-asian="12pt" style:font-name-complex="Raleway1" style:font-size-complex="12pt"/>
    </style:style>
    <style:style style:name="P38" style:family="paragraph" style:parent-style-name="Heading_20_2">
      <style:paragraph-properties fo:margin-top="0in" fo:margin-bottom="0.111in" loext:contextual-spacing="false" fo:line-height="100%" fo:text-align="center" style:justify-single-word="false" fo:keep-together="auto" fo:keep-with-next="auto"/>
    </style:style>
    <style:style style:name="P39" style:family="paragraph" style:parent-style-name="Heading_20_2">
      <style:paragraph-properties fo:margin-top="0in" fo:margin-bottom="0.111in" loext:contextual-spacing="false" fo:line-height="100%" fo:text-align="center" style:justify-single-word="false" fo:keep-together="auto" fo:keep-with-next="auto"/>
      <style:text-properties fo:color="#434343" style:font-name="Raleway" fo:font-size="12pt" fo:font-weight="bold" style:font-name-asian="Raleway1" style:font-size-asian="12pt" style:font-weight-asian="bold" style:font-name-complex="Raleway1" style:font-size-complex="12pt"/>
    </style:style>
    <style:style style:name="P40" style:family="paragraph" style:parent-style-name="Heading_20_2" style:master-page-name="Standard">
      <style:paragraph-properties fo:margin-top="0in" fo:margin-bottom="0.111in" loext:contextual-spacing="false" fo:line-height="100%" fo:text-align="center" style:justify-single-word="false" fo:keep-together="auto" style:page-number="1" fo:keep-with-next="auto"/>
    </style:style>
    <style:style style:name="P41" style:family="paragraph" style:parent-style-name="Heading_20_2">
      <style:paragraph-properties fo:margin-top="0in" fo:margin-bottom="0.2083in" loext:contextual-spacing="false" fo:line-height="100%" fo:text-align="center" style:justify-single-word="false" fo:keep-together="auto" fo:keep-with-next="auto"/>
    </style:style>
    <style:style style:name="P42" style:family="paragraph" style:parent-style-name="Heading_20_5">
      <style:paragraph-properties fo:margin-left="0.1528in" fo:margin-right="0.1528in" fo:margin-top="0in" fo:margin-bottom="0.3193in" loext:contextual-spacing="false" fo:line-height="100%" fo:text-align="center" style:justify-single-word="false" fo:keep-together="auto" fo:text-indent="0in" style:auto-text-indent="false" fo:keep-with-next="auto"/>
    </style:style>
    <style:style style:name="P43" style:family="paragraph" style:parent-style-name="Heading_20_5">
      <style:paragraph-properties fo:margin-left="0.1528in" fo:margin-right="0.1528in" fo:margin-top="0in" fo:margin-bottom="0in" loext:contextual-spacing="false" fo:line-height="100%" fo:text-align="center" style:justify-single-word="false" fo:keep-together="auto" fo:text-indent="0in" style:auto-text-indent="false" fo:keep-with-next="auto"/>
    </style:style>
    <style:style style:name="P44" style:family="paragraph" style:parent-style-name="Heading_20_5">
      <style:paragraph-properties fo:margin-left="0.1528in" fo:margin-right="0.1528in" fo:margin-top="0in" fo:margin-bottom="0.111in" loext:contextual-spacing="false" fo:line-height="100%" fo:text-align="center" style:justify-single-word="false" fo:keep-together="auto" fo:text-indent="0in" style:auto-text-indent="false" fo:keep-with-next="auto"/>
    </style:style>
    <style:style style:name="P45" style:family="paragraph" style:parent-style-name="Heading_20_5">
      <style:paragraph-properties fo:margin-left="0.1528in" fo:margin-right="0.1528in" fo:margin-top="0.1528in" fo:margin-bottom="0in" loext:contextual-spacing="false" fo:line-height="100%" fo:text-align="center" style:justify-single-word="false" fo:keep-together="auto" fo:text-indent="0in" style:auto-text-indent="false" fo:keep-with-next="auto"/>
    </style:style>
    <style:style style:name="P46" style:family="paragraph" style:parent-style-name="Heading_20_5">
      <style:paragraph-properties fo:margin-top="0in" fo:margin-bottom="0in" loext:contextual-spacing="false" fo:line-height="100%" fo:text-align="center" style:justify-single-word="false" fo:keep-together="auto" fo:keep-with-next="auto"/>
    </style:style>
    <style:style style:name="P47" style:family="paragraph" style:parent-style-name="Heading_20_5">
      <style:paragraph-properties fo:margin-left="0.528in" fo:margin-right="0.528in" fo:margin-top="0in" fo:margin-bottom="0.3193in" loext:contextual-spacing="false" fo:line-height="100%" fo:text-align="center" style:justify-single-word="false" fo:keep-together="auto" fo:text-indent="0in" style:auto-text-indent="false" fo:keep-with-next="auto"/>
    </style:style>
    <style:style style:name="P48" style:family="paragraph" style:parent-style-name="Heading_20_5">
      <style:paragraph-properties fo:margin-top="0in" fo:margin-bottom="0.111in" loext:contextual-spacing="false" fo:line-height="100%" fo:text-align="center" style:justify-single-word="false" fo:keep-together="auto" fo:keep-with-next="auto"/>
    </style:style>
    <style:style style:name="P49" style:family="paragraph" style:parent-style-name="Heading_20_4">
      <style:paragraph-properties fo:margin-top="0in" fo:margin-bottom="0.111in" loext:contextual-spacing="false" fo:line-height="100%" fo:text-align="center" style:justify-single-word="false" fo:keep-together="auto" fo:keep-with-next="auto"/>
    </style:style>
    <style:style style:name="P50" style:family="paragraph" style:parent-style-name="Heading_20_4">
      <style:paragraph-properties fo:margin-top="0.111in" fo:margin-bottom="0in" loext:contextual-spacing="false" fo:line-height="100%" fo:text-align="center" style:justify-single-word="false" fo:keep-together="auto" fo:keep-with-next="auto"/>
    </style:style>
    <style:style style:name="P51" style:family="paragraph" style:parent-style-name="Heading_20_4">
      <style:paragraph-properties fo:margin-left="0.528in" fo:margin-right="0.528in" fo:margin-top="0.111in" fo:margin-bottom="0.3193in" loext:contextual-spacing="false" fo:line-height="100%" fo:text-align="center" style:justify-single-word="false" fo:keep-together="auto" fo:text-indent="0in" style:auto-text-indent="false" fo:keep-with-next="auto"/>
    </style:style>
    <style:style style:name="P52" style:family="paragraph" style:parent-style-name="Heading_20_4">
      <style:paragraph-properties fo:margin-left="0.111in" fo:margin-right="0.111in" fo:margin-top="0in" fo:margin-bottom="0in" loext:contextual-spacing="false" fo:line-height="100%" fo:text-align="center" style:justify-single-word="false" fo:keep-together="auto" fo:text-indent="0in" style:auto-text-indent="false" fo:keep-with-next="auto"/>
    </style:style>
    <style:style style:name="P53" style:family="paragraph" style:parent-style-name="Heading_20_4" style:list-style-name="WWNum6">
      <style:paragraph-properties fo:margin-left="0.5in" fo:margin-right="0.111in" fo:margin-top="0in" fo:margin-bottom="0in" loext:contextual-spacing="true" fo:line-height="100%" fo:text-align="center" style:justify-single-word="false" fo:keep-together="auto" fo:text-indent="-0.25in" style:auto-text-indent="false" fo:keep-with-next="auto"/>
    </style:style>
    <style:style style:name="T1" style:family="text">
      <style:text-properties fo:color="#434343" style:font-name="Raleway" fo:font-size="18pt" fo:font-weight="bold" style:font-name-asian="Raleway1" style:font-size-asian="18pt" style:font-weight-asian="bold" style:font-name-complex="Raleway1" style:font-size-complex="18pt"/>
    </style:style>
    <style:style style:name="T2" style:family="text">
      <style:text-properties fo:color="#434343" style:font-name="Raleway" fo:font-size="18pt" fo:font-style="italic" fo:font-weight="bold" style:font-name-asian="Raleway1" style:font-size-asian="18pt" style:font-style-asian="italic" style:font-weight-asian="bold" style:font-name-complex="Raleway1" style:font-size-complex="18pt"/>
    </style:style>
    <style:style style:name="T3" style:family="text">
      <style:text-properties fo:color="#434343" style:font-name="Raleway" fo:font-size="12pt" fo:font-weight="bold" style:font-name-asian="Raleway1" style:font-size-asian="12pt" style:font-weight-asian="bold" style:font-name-complex="Raleway1" style:font-size-complex="12pt"/>
    </style:style>
    <style:style style:name="T4" style:family="text">
      <style:text-properties fo:color="#434343" style:font-name="Raleway" fo:font-size="12pt" style:font-name-asian="Raleway1" style:font-size-asian="12pt" style:font-name-complex="Raleway1" style:font-size-complex="12pt"/>
    </style:style>
    <style:style style:name="T5" style:family="text">
      <style:text-properties fo:color="#434343" style:font-name="Raleway" fo:font-size="12pt" style:text-underline-style="solid" style:text-underline-width="auto" style:text-underline-color="font-color" style:font-name-asian="Raleway1" style:font-size-asian="12pt" style:font-name-complex="Raleway1" style:font-size-complex="12pt"/>
    </style:style>
    <style:style style:name="T6" style:family="text">
      <style:text-properties fo:color="#434343" style:font-name="Raleway" fo:font-weight="bold" style:font-name-asian="Raleway1" style:font-weight-asian="bold" style:font-name-complex="Raleway1"/>
    </style:style>
    <style:style style:name="T7" style:family="text">
      <style:text-properties fo:color="#434343" style:font-name="Raleway" style:font-name-asian="Raleway1" style:font-name-complex="Raleway1"/>
    </style:style>
    <style:style style:name="T8" style:family="text">
      <style:text-properties fo:color="#434343" style:font-name="Raleway" fo:font-size="14pt" fo:font-weight="bold" style:font-name-asian="Raleway1" style:font-size-asian="14pt" style:font-weight-asian="bold" style:font-name-complex="Raleway1" style:font-size-complex="14pt"/>
    </style:style>
    <style:style style:name="T9" style:family="text">
      <style:text-properties fo:color="#494949" style:font-name="Raleway" fo:font-weight="bold" style:font-name-asian="Raleway1" style:font-weight-asian="bold" style:font-name-complex="Raleway1" fo:background-color="#ffffff"/>
    </style:style>
    <style:style style:name="T10" style:family="text">
      <style:text-properties fo:color="#494949" style:font-name="Raleway" fo:font-size="12pt" style:font-name-asian="Raleway1" style:font-size-asian="12pt" style:font-name-complex="Raleway1" style:font-size-complex="12pt"/>
    </style:style>
    <style:style style:name="T11" style:family="text">
      <style:text-properties fo:color="#494949" style:font-name="Raleway" fo:font-size="12pt" style:font-name-asian="Raleway1" style:font-size-asian="12pt" style:font-name-complex="Raleway1" style:font-size-complex="12pt" fo:background-color="#ffffff"/>
    </style:style>
    <style:style style:name="T12" style:family="text">
      <style:text-properties fo:color="#494949" style:font-name="Raleway" fo:font-size="12pt" fo:font-weight="bold" style:font-name-asian="Raleway1" style:font-size-asian="12pt" style:font-weight-asian="bold" style:font-name-complex="Raleway1" style:font-size-complex="12pt" fo:background-color="#ffffff"/>
    </style:style>
    <style:style style:name="T13" style:family="text">
      <style:text-properties fo:color="#494949" style:font-name="Raleway" fo:font-size="14pt" fo:font-weight="bold" style:font-name-asian="Raleway1" style:font-size-asian="14pt" style:font-weight-asian="bold" style:font-name-complex="Raleway1" style:font-size-complex="14pt" fo:background-color="#ffffff"/>
    </style:style>
    <style:style style:name="T14" style:family="text">
      <style:text-properties style:font-name="Raleway" fo:font-size="12pt" style:font-name-asian="Raleway1" style:font-size-asian="12pt" style:font-name-complex="Raleway1" style:font-size-complex="12pt"/>
    </style:style>
    <style:style style:name="T15" style:family="text">
      <style:text-properties fo:color="#3498db" style:font-name="Raleway" fo:font-size="14pt" fo:font-weight="bold" style:font-name-asian="Raleway1" style:font-size-asian="14pt" style:font-weight-asian="bold" style:font-name-complex="Raleway1" style:font-size-complex="14pt" fo:background-color="#ffffff"/>
    </style:style>
    <style:style style:name="T16" style:family="text">
      <style:text-properties fo:color="#3498db" style:font-name="Raleway" fo:font-size="12pt" fo:font-weight="bold" style:font-name-asian="Raleway1" style:font-size-asian="12pt" style:font-weight-asian="bold" style:font-name-complex="Raleway1" style:font-size-complex="12pt" fo:background-color="#ffffff"/>
    </style:style>
    <style:style style:name="T17" style:family="text">
      <style:text-properties fo:color="#3498db" style:font-name="Raleway" fo:font-size="12pt" style:text-underline-style="solid" style:text-underline-width="auto" style:text-underline-color="font-color" style:font-name-asian="Raleway1" style:font-size-asian="12pt" style:font-name-complex="Raleway1" style:font-size-complex="12pt" fo:background-color="#ffffff"/>
    </style:style>
    <style:style style:name="T18" style:family="text">
      <style:text-properties fo:color="#3498db" style:font-name="Raleway" fo:font-size="12pt" fo:font-style="italic" fo:font-weight="bold" style:font-name-asian="Raleway1" style:font-size-asian="12pt" style:font-style-asian="italic" style:font-weight-asian="bold" style:font-name-complex="Raleway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kchwcy26zjr8"/><text:span text:style-name="T1">You move out, we clean up.</text:span></text:p>
      <text:p text:style-name="P49"><text:bookmark text:name="_o68mthbhs8wi"/><text:span text:style-name="T1">The simplest way to get your bond back. </text:span><text:span text:style-name="T2">Guaranteed</text:span><text:span text:style-name="T1">.</text:span></text:p>
      <text:p text:style-name="P1"><text:span text:style-name="T3">Button : Get your quote</text:span></text:p>
      <text:p text:style-name="P2"/>
      <text:p text:style-name="P41"><text:bookmark text:name="_s7o1p456lrnl"/><text:span text:style-name="T3">Bond Back Guarantee</text:span></text:p>
      <text:p text:style-name="P7"><text:span text:style-name="T4">Moving homes in Sydney is stressful enough. With our end of lease cleaning service, getting your bond back has never been easier. Rest assured knowing that your real estate agent or landlord will accept your cleaning. If not, </text:span></text:p>
      <text:p text:style-name="P7"><text:span text:style-name="T4">just notify us within 72 hours and we'll gladly return to reclean any </text:span></text:p>
      <text:p text:style-name="P7"><text:span text:style-name="T4">problem areas - free of charge.</text:span></text:p>
      <text:p text:style-name="P2"/>
      <text:p text:style-name="P41"><text:bookmark text:name="_49wjseych4g2"/><text:span text:style-name="T3">Instant Quote</text:span></text:p>
      <text:p text:style-name="P7"><text:span text:style-name="T4">Don’t spend hours on the phone comparing prices and say goodbye to annoying sales pitches! Get an instant quote based on your individual </text:span></text:p>
      <text:p text:style-name="P7"><text:span text:style-name="T4">needs and requirements. Any questions? Don’t be shy! Drop a line via </text:span></text:p>
      <text:p text:style-name="P7"><text:span text:style-name="T4">live chat, email, or phone.</text:span></text:p>
      <text:p text:style-name="P2"/>
      <text:p text:style-name="P41"><text:bookmark text:name="_4jpy2956omro"/><text:span text:style-name="T3">Safe &amp; Simple Payment</text:span></text:p>
      <text:p text:style-name="P7"><text:span text:style-name="T4">Once you're happy with the quote, you can make a safe and simple online payment to confirm your booking. We'll immediately send you a confirmation and invoice via email. And of course, your payment details are safe and secure with 128-bit SSL encryption too!</text:span></text:p>
      <text:p text:style-name="P2"/>
      <text:p text:style-name="P2"/>
      <text:p text:style-name="P2"/>
      <text:p text:style-name="P2"/>
      <text:p text:style-name="P2"><text:soft-page-break/></text:p>
      <text:p text:style-name="P2"/>
      <text:p text:style-name="P2"/>
      <text:p text:style-name="P2"/>
      <text:p text:style-name="P2"/>
      <text:p text:style-name="P38"><text:bookmark text:name="_oulzo8m6m8o4"/><text:span text:style-name="T3">Our Promise</text:span></text:p>
      <text:p text:style-name="P49"><text:bookmark text:name="_2voghidpbw8e"/><text:span text:style-name="T6">What does it take to leave every customer with a smile? </text:span></text:p>
      <text:p text:style-name="P49"><text:bookmark text:name="_fy1ukuunv9y"/><text:span text:style-name="T6">Here's how we're going keep Sydney happy!</text:span></text:p>
      <text:p text:style-name="P42"><text:bookmark text:name="_i7b3sxwbo13k"/><text:span text:style-name="T3">Customer Service</text:span></text:p>
      <text:p text:style-name="P8"><text:span text:style-name="T4">Our customers always come first! If you have a question, we make ourselves available via live chat, email, or phone.</text:span></text:p>
      <text:p text:style-name="P42"><text:bookmark text:name="_gicq1ve5wbph"/><text:span text:style-name="T3">Trained &amp; Certified</text:span></text:p>
      <text:p text:style-name="P8"><text:span text:style-name="T4">A high quality service requires professionally trained and certified staff. We take pride in our cleaners so you can too!</text:span></text:p>
      <text:p text:style-name="P42"><text:bookmark text:name="_a80yvmrm2emm"/><text:span text:style-name="T3">Full Liability Insurance</text:span></text:p>
      <text:p text:style-name="P8"><text:span text:style-name="T4">Things go wrong sometimes but rest assured, we got it covered. We put love into the details and on top of that, have full liability insurance!</text:span></text:p>
      <text:p text:style-name="P42"><text:bookmark text:name="_758hfnt2ipr0"/><text:span text:style-name="T3">Flexibility</text:span></text:p>
      <text:p text:style-name="P8"><text:span text:style-name="T4">Whether it means picking up your keys, cleaning on holidays, or making a deadline, our flexible service is here to assist.</text:span></text:p>
      <text:p text:style-name="P42"><text:bookmark text:name="_kpe075des1fs"/><text:span text:style-name="T3">Transparency</text:span></text:p>
      <text:p text:style-name="P8"><text:span text:style-name="T4">Sometimes a simple form just doesn’t cut it. If your home needs a little more love, we'll let you know so you're always on top of what's happening.</text:span></text:p>
      <text:p text:style-name="P8"><text:span text:style-name="T3">Eco-friendly</text:span></text:p>
      <text:p text:style-name="P8"><text:span text:style-name="T4">You care. We care. Our range of cleaning services includes environmentally friendly and green products.</text:span></text:p>
      <text:p text:style-name="P39"><text:bookmark text:name="_4eb8hkbcx8ap"/></text:p>
      <text:p text:style-name="P39"><text:bookmark text:name="_j61drtfvfd0w"/><text:soft-page-break/></text:p>
      <text:p text:style-name="P38"><text:bookmark text:name="_7vb7huosc5rt"/><text:span text:style-name="T8">Our Community</text:span></text:p>
      <text:p text:style-name="P49"><text:bookmark text:name="_knkn7ja3t1f5"/><text:span text:style-name="T8">We believe our work speaks for itself, but our </text:span></text:p>
      <text:p text:style-name="P49"><text:bookmark text:name="_58k64fwbu31h"/><text:span text:style-name="T8">customers vouch for us too. Here's what they have to say.</text:span></text:p>
      <text:p text:style-name="P2"/>
      <text:p text:style-name="P50"><text:bookmark text:name="_9ngj9oqutq8l"/><text:span text:style-name="T6">Jessica Costanzo</text:span></text:p>
      <text:p text:style-name="P46"><text:bookmark text:name="_p1tyo364oma3"/><text:span text:style-name="T3">Paddington</text:span></text:p>
      <text:p text:style-name="P2"/>
      <text:p text:style-name="P1"><text:span text:style-name="T4">This is Neat did a great job during our end of lease move, our apartment was spotless. The service was easy to book and they were very accommodating with our strict deadlines and apartment regulations. The staff were friendly and the service was great. I would highly recommend them for any end of lease moves and would definitely use them again!5</text:span></text:p>
      <text:p text:style-name="P9"/>
      <text:p text:style-name="P51"><text:bookmark text:name="_vhtwb7l91va3"/><text:span text:style-name="T6">Nic Mesker</text:span></text:p>
      <text:p text:style-name="P47"><text:bookmark text:name="_xhp2ebqbckl8"/><text:span text:style-name="T3">Woolloomooloo</text:span></text:p>
      <text:p text:style-name="P12"><text:span text:style-name="T4">Upon seeing the finished result, I was truly blown away by the meticulous nature in which they had transformed the apartment from the mess of moving out, to the exact 'ready to rent again' level of clean that I needed. I will definitely be using their services again, and am proud to recommend their company to anyone who wants the highest level of professional cleaning at a fantastic rate.</text:span></text:p>
      <text:p text:style-name="P50"><text:bookmark text:name="_wglkro2998op"/><text:span text:style-name="T6">Renee Cuda</text:span></text:p>
      <text:p text:style-name="P46"><text:bookmark text:name="_f5eni117tx86"/><text:span text:style-name="T3">Chippendale</text:span></text:p>
      <text:p text:style-name="P14"><text:span text:style-name="T4">This is Neat did an excellent job for our 3 bedroom apartment in Chippendale. The clean was very thorough. We had a few issues getting into the car park in our building and I'd like to thank the team for being very patient about this inconvenience. I would definitely use them again next time I move rental properties.</text:span></text:p>
      <text:p text:style-name="P15"/>
      <text:p text:style-name="P15"/>
      <text:p text:style-name="P15"/>
      <text:p text:style-name="P38"><text:bookmark text:name="_99t1lmc5p3h6"/><text:span text:style-name="T8">Cleaning Checklist</text:span></text:p>
      <text:p text:style-name="P49"><text:bookmark text:name="_tja1xvfbacpq"/><text:span text:style-name="T8">Our end of lease cleaning services cover all the important details that</text:span></text:p>
      <text:p text:style-name="P49"><text:bookmark text:name="_du5hsmec5q2w"/><text:soft-page-break/><text:span text:style-name="T8">your real estate agent is looking for.</text:span></text:p>
      <text:p text:style-name="P3"/>
      <text:p text:style-name="P4"/>
      <text:p text:style-name="P3"/>
      <text:p text:style-name="P52"><text:bookmark text:name="_gbz834prf76n"/><text:span text:style-name="T9">Rooms </text:span></text:p>
      <text:p text:style-name="P52"><text:bookmark text:name="_43hqp92iljqe"/><text:span text:style-name="T9">includes all rooms, kitchens, bathrooms </text:span></text:p>
      <text:p text:style-name="P52"><text:bookmark text:name="_43hqp92iljqe1"/><text:span text:style-name="T9">and hallways where applicable</text:span></text:p>
      <text:list xml:id="list7803421375451710189" text:style-name="WWNum6">
        <text:list-item>
          <text:p text:style-name="P16"><text:span text:style-name="T10">vacuum/sweep/mop floors</text:span></text:p>
        </text:list-item>
        <text:list-item>
          <text:p text:style-name="P16"><text:span text:style-name="T10">clean cupboards, shelves, and drawers</text:span></text:p>
        </text:list-item>
        <text:list-item>
          <text:p text:style-name="P16"><text:span text:style-name="T10">clean wardrobe mirrors, frame and tracks</text:span></text:p>
        </text:list-item>
        <text:list-item>
          <text:p text:style-name="P16"><text:span text:style-name="T10">wash window, sills, and tracks (excluding floor-to-ceiling windows)</text:span></text:p>
        </text:list-item>
        <text:list-item>
          <text:p text:style-name="P16"><text:span text:style-name="T10">detail door frames</text:span></text:p>
        </text:list-item>
        <text:list-item>
          <text:p text:style-name="P16"><text:span text:style-name="T10">detail skirting board</text:span></text:p>
        </text:list-item>
        <text:list-item>
          <text:p text:style-name="P16"><text:span text:style-name="T10">dust blinds</text:span></text:p>
        </text:list-item>
        <text:list-item>
          <text:p text:style-name="P16"><text:span text:style-name="T10">clean accessible light fixtures</text:span></text:p>
        </text:list-item>
        <text:list-item>
          <text:p text:style-name="P16"><text:span text:style-name="T10">clean light switches and power points</text:span></text:p>
        </text:list-item>
        <text:list-item>
          <text:p text:style-name="P16"><text:span text:style-name="T10">remove cobwebs</text:span></text:p>
        </text:list-item>
      </text:list>
      <text:p text:style-name="P6"/>
      <text:p text:style-name="P6"/>
      <text:list xml:id="list92946465912096" text:continue-numbering="true" text:style-name="WWNum6">
        <text:list-item>
          <text:p text:style-name="P53"><text:bookmark text:name="_5dsfxsswaxla"/><text:span text:style-name="T9">Kitchen</text:span></text:p>
        </text:list-item>
        <text:list-item>
          <text:p text:style-name="P16"><text:span text:style-name="T10">clean oven (interior + exterior)</text:span></text:p>
        </text:list-item>
        <text:list-item>
          <text:p text:style-name="P16"><text:soft-page-break/><text:span text:style-name="T10">clean stovetop</text:span></text:p>
        </text:list-item>
        <text:list-item>
          <text:p text:style-name="P16"><text:span text:style-name="T10">degrease range hood</text:span></text:p>
        </text:list-item>
        <text:list-item>
          <text:p text:style-name="P16"><text:span text:style-name="T10">clean bench top surfaces</text:span></text:p>
        </text:list-item>
        <text:list-item>
          <text:p text:style-name="P16"><text:span text:style-name="T10">clean backsplash</text:span></text:p>
        </text:list-item>
        <text:list-item>
          <text:p text:style-name="P16"><text:span text:style-name="T10">clean sink, handles and spout</text:span></text:p>
        </text:list-item>
        <text:list-item>
          <text:p text:style-name="P16"><text:span text:style-name="T10">clean pantry</text:span></text:p>
        </text:list-item>
        <text:list-item>
          <text:p text:style-name="P16"><text:span text:style-name="T10">clean cupboards, shelves and drawers</text:span></text:p>
        </text:list-item>
      </text:list>
      <text:p text:style-name="P6"/>
      <text:p text:style-name="P6"/>
      <text:p text:style-name="P52"><text:bookmark text:name="_7zto19af821"/><text:span text:style-name="T9">Bathroom</text:span></text:p>
      <text:list xml:id="list1007715543832611935" text:style-name="WWNum3">
        <text:list-item>
          <text:p text:style-name="P17"><text:span text:style-name="T10">wash tiled surfaces</text:span></text:p>
        </text:list-item>
        <text:list-item>
          <text:p text:style-name="P17"><text:span text:style-name="T10">clean bathtubs and basins</text:span></text:p>
        </text:list-item>
        <text:list-item>
          <text:p text:style-name="P17"><text:span text:style-name="T10">clean shower glass/screens</text:span></text:p>
        </text:list-item>
        <text:list-item>
          <text:p text:style-name="P17"><text:span text:style-name="T10">clean shower head and faucets</text:span></text:p>
        </text:list-item>
        <text:list-item>
          <text:p text:style-name="P17"><text:span text:style-name="T10">clean and disinfect toilets</text:span></text:p>
        </text:list-item>
        <text:list-item>
          <text:p text:style-name="P17"><text:span text:style-name="T10">clean vanity, handles and spout</text:span></text:p>
        </text:list-item>
        <text:list-item>
          <text:p text:style-name="P17"><text:span text:style-name="T10">clean medicine cabinets</text:span></text:p>
        </text:list-item>
        <text:list-item>
          <text:p text:style-name="P17"><text:span text:style-name="T10">polish mirrors</text:span></text:p>
        </text:list-item>
        <text:list-item>
          <text:p text:style-name="P17"><text:span text:style-name="T10">dust air vents</text:span></text:p>
        </text:list-item>
      </text:list>
      <text:p text:style-name="P6"/>
      <text:p text:style-name="P6"/>
      <text:p text:style-name="P52"><text:bookmark text:name="_h92q2m4qz1g4"/><text:soft-page-break/><text:span text:style-name="T9">Laundry</text:span></text:p>
      <text:list xml:id="list5188986047768490113" text:style-name="WWNum2">
        <text:list-item>
          <text:p text:style-name="P18"><text:span text:style-name="T10">vacuum/sweep/mop floors</text:span></text:p>
        </text:list-item>
        <text:list-item>
          <text:p text:style-name="P18"><text:span text:style-name="T10">wipe down washer and dryer surfaces</text:span></text:p>
        </text:list-item>
        <text:list-item>
          <text:p text:style-name="P18"><text:span text:style-name="T10">remove dryer lint</text:span></text:p>
        </text:list-item>
        <text:list-item>
          <text:p text:style-name="P18"><text:span text:style-name="T10">clean sink, handles, and spout</text:span></text:p>
        </text:list-item>
      </text:list>
      <text:p text:style-name="P6"/>
      <text:p text:style-name="P6"/>
      <text:p text:style-name="P52"><text:bookmark text:name="_b1jgd3gkwql4"/><text:span text:style-name="T9">Balcony</text:span></text:p>
      <text:list xml:id="list3872313366004160691" text:style-name="WWNum5">
        <text:list-item>
          <text:p text:style-name="P19"><text:span text:style-name="T10">vacuum/sweep/mop floors</text:span></text:p>
        </text:list-item>
        <text:list-item>
          <text:p text:style-name="P19"><text:span text:style-name="T10">wash sliding patio doors and tracks</text:span></text:p>
        </text:list-item>
        <text:list-item>
          <text:p text:style-name="P19"><text:span text:style-name="T10">wash window, sills and tracks</text:span></text:p>
        </text:list-item>
      </text:list>
      <text:p text:style-name="P6"/>
      <text:p text:style-name="P6"/>
      <text:p text:style-name="P52"><text:bookmark text:name="_otnju29cpkx1"/><text:span text:style-name="T9">Garage</text:span></text:p>
      <text:list xml:id="list1697587840549414244" text:style-name="WWNum1">
        <text:list-item>
          <text:p text:style-name="P20"><text:span text:style-name="T10">sweep floors</text:span></text:p>
        </text:list-item>
        <text:list-item>
          <text:p text:style-name="P20"><text:span text:style-name="T10">clean cupboards, shelves, and drawers</text:span></text:p>
        </text:list-item>
        <text:list-item>
          <text:p text:style-name="P20"><text:span text:style-name="T10">remove cobwebs</text:span></text:p>
        </text:list-item>
      </text:list>
      <text:p text:style-name="P6"/>
      <text:p text:style-name="P6"/>
      <text:p text:style-name="P38"><text:bookmark text:name="_akutzv4w6f64"/><text:span text:style-name="T15">Get Your Quote</text:span></text:p>
      <text:p text:style-name="P48"><text:bookmark text:name="_iip6f92uymv3"/><text:span text:style-name="T13">Let us know the details of your home and we'll </text:span></text:p>
      <text:p text:style-name="P48"><text:bookmark text:name="_iip6f92uymv31"/><text:soft-page-break/><text:span text:style-name="T13">provide you with an instant quote.</text:span></text:p>
      <text:p text:style-name="P6"/>
      <text:p text:style-name="P43"><text:bookmark text:name="_m1zzyasnilix"/><text:span text:style-name="T16">Property Type</text:span></text:p>
      <text:p text:style-name="P10"><text:span text:style-name="T12">All properties must be unfurnished.</text:span></text:p>
      <text:p text:style-name="P11"/>
      <text:p text:style-name="P21"><text:span text:style-name="T11"><text:s/>Studio</text:span></text:p>
      <text:p text:style-name="P21"><text:span text:style-name="T11">Apartment</text:span></text:p>
      <text:p text:style-name="P21"><text:span text:style-name="T11">House</text:span></text:p>
      <text:p text:style-name="P6"/>
      <text:p text:style-name="P43"><text:bookmark text:name="_z5eysturjf4l"/><text:span text:style-name="T16">Rooms</text:span></text:p>
      <text:p text:style-name="P10"><text:span text:style-name="T11">We base our quotes on </text:span></text:p>
      <text:p text:style-name="P10"><text:a xlink:type="simple" xlink:href="https://thisisneat.com.au/terms-and-conditions#quotes" text:style-name="Internet_20_link" text:visited-style-name="Visited_20_Internet_20_Link"><text:span text:style-name="T17">standard room specifications</text:span></text:a><text:span text:style-name="T11">.</text:span></text:p>
      <text:p text:style-name="P22"><text:span text:style-name="T11">Bedroom</text:span></text:p>
      <text:p text:style-name="P22"><text:span text:style-name="T11">Living Room</text:span></text:p>
      <text:p text:style-name="P22"><text:span text:style-name="T11">Dining Room</text:span></text:p>
      <text:p text:style-name="P22"><text:span text:style-name="T11">Kitchen</text:span></text:p>
      <text:p text:style-name="P22"><text:span text:style-name="T11">Bathroom</text:span></text:p>
      <text:p text:style-name="P22"><text:span text:style-name="T11">Study</text:span></text:p>
      <text:p text:style-name="P44"><text:bookmark text:name="_ssxz2ngniegr"/><text:span text:style-name="T16">Amenities</text:span></text:p>
      <text:p text:style-name="P23"><text:span text:style-name="T11">Laundry</text:span></text:p>
      <text:p text:style-name="P23"><text:span text:style-name="T11">Balcony</text:span></text:p>
      <text:p text:style-name="P23"><text:soft-page-break/><text:span text:style-name="T11">Garage</text:span></text:p>
      <text:p text:style-name="P6"/>
      <text:p text:style-name="P5"/>
      <text:p text:style-name="P45"><text:bookmark text:name="_z38dz1lnqlw"/><text:span text:style-name="T16">Extras</text:span></text:p>
      <text:p text:style-name="P8"><text:span text:style-name="T11">Although these requests are optional, you should still check with your agent about the requirements of your home.</text:span></text:p>
      <text:p text:style-name="P24"><text:span text:style-name="T12">Carpet steam clean:</text:span></text:p>
      <text:p text:style-name="P26"><text:span text:style-name="T11">Number of areas</text:span></text:p>
      <text:p text:style-name="P24"><text:span text:style-name="T12">Wall wash </text:span><text:span text:style-name="T18">(full wash or spot clean)</text:span></text:p>
      <text:p text:style-name="P27"><text:span text:style-name="T11">Full wash</text:span></text:p>
      <text:p text:style-name="P27"><text:span text:style-name="T11">Spot clean</text:span></text:p>
      <text:p text:style-name="P29"><text:span text:style-name="T11">Number of walls</text:span></text:p>
      <text:p text:style-name="P25"><text:span text:style-name="T12">Window wash </text:span><text:span text:style-name="T18">(external or floor-to-ceiling)</text:span><text:span text:style-name="T12"> </text:span></text:p>
      <text:p text:style-name="P28"><text:span text:style-name="T11">External</text:span></text:p>
      <text:p text:style-name="P28"><text:span text:style-name="T11">Floor-to-ceiling</text:span></text:p>
      <text:p text:style-name="P30"><text:span text:style-name="T11">Number of windows</text:span></text:p>
      <text:p text:style-name="P30"><text:span text:style-name="T11">Blind/shutters deep clean</text:span></text:p>
      <text:p text:style-name="P30"><text:span text:style-name="T11">Number of windows</text:span></text:p>
      <text:p text:style-name="P31"/>
      <text:p text:style-name="P26"><text:span text:style-name="T12">Appliance deep clean</text:span></text:p>
      <text:p text:style-name="P32"><text:span text:style-name="T11">Fridge/Freezer</text:span></text:p>
      <text:p text:style-name="P33"><text:span text:style-name="T11">Oven (90cm)</text:span></text:p>
      <text:p text:style-name="P33"><text:soft-page-break/><text:span text:style-name="T11">Dishwasher</text:span></text:p>
      <text:p text:style-name="P34"><text:span text:style-name="T11">Microwave</text:span></text:p>
      <text:p text:style-name="P6"/>
      <text:p text:style-name="P1"><text:span text:style-name="T3">Button : Get your quote</text:span></text:p>
      <text:p text:style-name="P13"/>
      <text:list xml:id="list7910869274262903851" text:style-name="WWNum4">
        <text:list-item>
          <text:p text:style-name="P35"><text:a xlink:type="simple" xlink:href="https://thisisneat.com.au/contact" text:style-name="Internet_20_link" text:visited-style-name="Visited_20_Internet_20_Link"><text:span text:style-name="T5">Contact</text:span></text:a></text:p>
        </text:list-item>
        <text:list-item>
          <text:p text:style-name="P35"><text:a xlink:type="simple" xlink:href="https://thisisneat.com.au/frequently-asked-questions" text:style-name="Internet_20_link" text:visited-style-name="Visited_20_Internet_20_Link"><text:span text:style-name="T5">FAQ</text:span></text:a></text:p>
        </text:list-item>
        <text:list-item>
          <text:p text:style-name="P35"><text:a xlink:type="simple" xlink:href="https://thisisneat.com.au/category/blog" text:style-name="Internet_20_link" text:visited-style-name="Visited_20_Internet_20_Link"><text:span text:style-name="T5">Blog</text:span></text:a></text:p>
        </text:list-item>
        <text:list-item>
          <text:p text:style-name="P35"><text:a xlink:type="simple" xlink:href="https://thisisneat.com.au/terms-and-conditions" text:style-name="Internet_20_link" text:visited-style-name="Visited_20_Internet_20_Link"><text:span text:style-name="T5">Terms and Conditions</text:span></text:a></text:p>
        </text:list-item>
        <text:list-item>
          <text:p text:style-name="P35"><text:a xlink:type="simple" xlink:href="https://thisisneat.com.au/privacy-policy" text:style-name="Internet_20_link" text:visited-style-name="Visited_20_Internet_20_Link"><text:span text:style-name="T5">Privacy Policy</text:span></text:a></text:p>
        </text:list-item>
        <text:list-item>
          <text:p text:style-name="P36"><text:a xlink:type="simple" xlink:href="http://abr.business.gov.au/SearchByAbn.aspx?SearchText=92+616+673+440" text:style-name="Internet_20_link" text:visited-style-name="Visited_20_Internet_20_Link"><text:span text:style-name="T5">ABN: 92 616 673 440</text:span></text:a></text:p>
        </text:list-item>
      </text:list>
      <text:p text:style-name="P13"/>
      <text:p text:style-name="P13"/>
      <text:p text:style-name="P37"/>
      <text:p text:style-name="P37"/>
      <text:p text:style-name="P9"/>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Raleway" svg:font-family="Raleway"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494949" style:font-name="Raleway" fo:font-family="Raleway"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94949" style:font-name="Raleway" fo:font-family="Raleway"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94949" style:font-name="Raleway" fo:font-family="Raleway"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94949" style:font-name="Raleway" fo:font-family="Raleway" style:font-family-generic="roman" style:font-pitch="variable" fo:font-size="12pt" style:text-underline-style="none" fo:background-color="#3498db"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94949" style:font-name="Raleway" fo:font-family="Raleway"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94949" style:font-name="Raleway" fo:font-family="Raleway" style:font-family-generic="roman" style:font-pitch="variable" fo:font-size="12pt" style:text-underline-style="none" fo:font-weight="bold"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5" meta:word-count="900" meta:character-count="5192" meta:non-whitespace-character-count="4459"/>
    <meta:generator>LibreOfficeDev/5.1.0.3$Linux_X86_64 LibreOffice_project/</meta:generator>
  </office:meta>
</office:document-meta>
</file>